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yFor.RetryFor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Handling.getRetryDel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ilureHandling.getFaultOn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yDelay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ultOnFailure.FaultOnFailur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Handling.getRetryF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ultOnFailure.ge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ilureHandling.FailureHandling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yDelay.RetryDela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yF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